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0cm"/>
    </style:style>
    <style:style style:name="gr2" style:family="graphic" style:parent-style-name="standard" style:list-style-name="L1">
      <style:graphic-properties draw:textarea-horizontal-align="justify" draw:textarea-vertical-align="top" draw:auto-grow-height="true" fo:min-height="0cm" fo:min-width="0cm"/>
    </style:style>
    <style:style style:name="gr3" style:family="graphic" style:parent-style-name="standard">
      <style:graphic-properties draw:textarea-horizontal-align="justify" draw:textarea-vertical-align="top" draw:auto-grow-height="true" fo:min-height="0cm" fo:min-width="0cm"/>
    </style:style>
    <style:style style:name="gr4" style:family="graphic" style:parent-style-name="standard" style:list-style-name="L1">
      <style:graphic-properties draw:textarea-horizontal-align="justify" draw:textarea-vertical-align="top" draw:auto-grow-height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ffffff" style:font-name="Liberation Sans" fo:font-size="15pt" style:letter-kerning="true" style:font-name-asian="Noto Sans CJK SC Regular" style:font-size-asian="18pt" style:font-name-complex="Lohit Devanagari" style:font-size-complex="18pt"/>
    </style:style>
    <style:style style:name="P2" style:family="paragraph">
      <style:text-properties fo:color="#ffffff"/>
    </style:style>
    <style:style style:name="P3" style:family="paragraph">
      <style:paragraph-properties fo:text-align="start"/>
      <style:text-properties fo:color="#ffffff" style:font-name="Liberation Sans" fo:font-size="15pt" style:letter-kerning="true" style:font-name-asian="Noto Sans CJK SC Regular" style:font-size-asian="18pt" style:font-name-complex="Lohit Devanagari" style:font-size-complex="18p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187cm" svg:height="4.367cm" svg:x="0.671cm" svg:y="2.032cm">
          <text:p text:style-name="P1"><text:span text:style-name="T1">sample_stream.py</text:span></text:p>
          <text:p text:style-name="P1"><text:span text:style-name="T1"/></text:p>
          <text:p text:style-name="P1"><text:span text:style-name="T2">Filter callback </text:span><text:span text:style-name="T2">functions:</text:span></text:p>
          <text:p text:style-name="P1"><text:span text:style-name="T2">1. MAF</text:span></text:p>
          <text:p text:style-name="P1"><text:span text:style-name="T2">2. FIR</text:span></text:p>
          <text:p text:style-name="P1"><text:span text:style-name="T2">3. IIR</text:span></text:p>
          <text:p text:style-name="P1"><text:span text:style-name="T2">4. Raw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99cm" svg:height="2.603cm" svg:x="0.507cm" svg:y="11.43cm">
          <text:p text:style-name="P3">Package: Plotjuggler</text:p>
          <text:p text:style-name="P3"/>
          <text:p text:style-name="P3"><text:span text:style-name="T3">Can subscribe filtered</text:span></text:p>
          <text:p text:style-name="P3"><text:span text:style-name="T3">data to plot real-time signa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4" draw:layer="layout" svg:width="11.212cm" svg:height="4.367cm" svg:x="8.636cm" svg:y="10.16cm">
          <text:p text:style-name="P3">signal_record.py</text:p>
          <text:p text:style-name="P3"/>
          <text:p text:style-name="P3"><text:span text:style-name="T3">1. Record signals in log file </text:span></text:p>
          <text:p text:style-name="P3"><text:span text:style-name="T3">2. Compute average</text:span></text:p>
          <text:p text:style-name="P3"><text:span text:style-name="T3">within last 2 secs for reference arm</text:span></text:p>
          <text:p text:style-name="P3"><text:span text:style-name="T3">&amp; average torque for the arm copy movement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988cm" svg:height="3.191cm" svg:x="16.002cm" svg:y="1.889cm">
          <text:p text:style-name="P4">game.py</text:p>
          <text:p text:style-name="P4"/>
          <text:p text:style-name="P4"><text:span text:style-name="T3">Present the game</text:span></text:p>
          <text:p text:style-name="P4"><text:span text:style-name="T3">1. subscribe filtered signal (real-time /replay)</text:span></text:p>
          <text:p text:style-name="P4"><text:span text:style-name="T3">2. subscribe reference torqu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28cm" svg:height="2.603cm" svg:x="8.642cm" svg:y="5.017cm">
          <text:p text:style-name="P3">signal_replay.py</text:p>
          <text:p text:style-name="P3"/>
          <text:p text:style-name="P3"><text:span text:style-name="T3">Replay </text:span><text:span text:style-name="T3">the log </text:span><text:span text:style-name="T3">file of</text:span></text:p>
          <text:p text:style-name="P3"><text:span text:style-name="T3">recorde</text:span><text:span text:style-name="T3">d dat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858cm" svg:y1="3.81cm" svg:x2="16.002cm" svg:y2="3.81cm">
          <text:p text:style-name="P5">1-D data</text:p>
          <text:p text:style-name="P5"/>
        </draw:line>
        <draw:line draw:style-name="gr5" draw:text-style-name="P6" draw:layer="layout" svg:x1="3.048cm" svg:y1="6.399cm" svg:x2="3.048cm" svg:y2="11.43cm">
          <text:p text:style-name="P5">Multi-dimensional</text:p>
          <text:p text:style-name="P5"/>
        </draw:line>
        <draw:line draw:style-name="gr5" draw:text-style-name="P6" draw:layer="layout" svg:x1="11.43cm" svg:y1="10.16cm" svg:x2="11.43cm" svg:y2="7.62cm">
          <text:p text:style-name="P5">Log file</text:p>
          <text:p text:style-name="P5"/>
        </draw:line>
        <draw:line draw:style-name="gr5" draw:text-style-name="P6" draw:layer="layout" svg:x1="17.78cm" svg:y1="10.16cm" svg:x2="19.812cm" svg:y2="5.08cm">
          <text:p text:style-name="P5">Average result</text:p>
          <text:p text:style-name="P5"/>
        </draw:line>
        <draw:line draw:style-name="gr5" draw:text-style-name="P6" draw:layer="layout" svg:x1="5.588cm" svg:y1="6.399cm" svg:x2="8.636cm" svg:y2="11.176cm">
          <text:p text:style-name="P5">1-D data</text:p>
          <text:p text:style-name="P5"/>
        </draw:line>
        <draw:custom-shape draw:style-name="gr3" draw:text-style-name="P4" draw:layer="layout" svg:width="6.987cm" svg:height="4.367cm" svg:x="20.723cm" svg:y="7.063cm">
          <text:p text:style-name="P4">Calibration.py</text:p>
          <text:p text:style-name="P4"><text:span text:style-name="T3"/></text:p>
          <text:p text:style-name="P4"><text:span text:style-name="T3">1.Help with set-up process</text:span></text:p>
          <text:p text:style-name="P4"><text:span text:style-name="T3">2. May associated with</text:span></text:p>
          <text:p text:style-name="P4"><text:span text:style-name="T3"><text:s/></text:span><text:span text:style-name="T3">hardware design</text:span></text:p>
          <text:p text:style-name="P4"><text:span text:style-name="T4">3. internal use: for debug </text:span></text:p>
          <text:p text:style-name="P4"><text:span text:style-name="T4">purpos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1.684cm" svg:height="0.839cm" svg:x="0.508cm" svg:y="0.254cm">
          <draw:text-box>
            <text:p text:style-name="P7"><text:span text:style-name="T5">Software block diagram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Ultrafine_20_2_20_Dots_20_3_20_Dashes" svg:stroke-color="#3465a4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1:38:48.158145017</meta:creation-date>
    <dc:date>2019-06-01T15:08:57.267227247</dc:date>
    <meta:editing-duration>P1DT53M18S</meta:editing-duration>
    <meta:editing-cycles>2</meta:editing-cycles>
    <meta:generator>LibreOffice/6.0.7.3$Linux_X86_64 LibreOffice_project/00m0$Build-3</meta:generator>
    <meta:document-statistic meta:object-count="35"/>
  </office:meta>
</office:document-meta>
</file>